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Poppins, sans-serif" svg:font-family="Poppi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Poppins, sans-serif" fo:color="#3D3D3D" fo:font-size="11pt" style:font-size-asian="11pt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</style:style>
    <style:style style:name="P5" style:parent-style-name="Normal" style:family="paragraph">
      <style:paragraph-properties fo:break-before="page"/>
    </style:style>
    <style:style style:name="P6" style:parent-style-name="Normal" style:family="paragraph">
      <style:paragraph-properties fo:break-before="page"/>
    </style:style>
    <style:style style:name="P7" style:parent-style-name="ParágrafodaLista" style:list-style-name="LFO1" style:family="paragraph">
      <style:paragraph-properties fo:break-before="page"/>
    </style:style>
    <style:style style:name="P8" style:parent-style-name="Normal" style:family="paragraph">
      <style:paragraph-properties fo:break-before="page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paragraph-properties fo:break-before="page"/>
    </style:style>
  </office:automatic-styles>
  <office:body>
    <office:text text:use-soft-page-breaks="true">
      <text:p text:style-name="P1">1)<text:s/><text:span text:style-name="T2">Uma urna possui 5 bolas brancas e 6 pretas. Retirando-se 2 bolas desta urna, sucessivamente e sem reposição, calcule a probabilidade de as bolas possuírem cores diferentes.</text:span></text:p>
      <text:p text:style-name="Standard"/>
      <text:p text:style-name="P3"/>
      <text:p text:style-name="Standard">Solução:</text:p>
      <text:p text:style-name="Standard">Vamos primeiro calcular a probabilidade de sair primeiro uma branca e depois uma preta:</text:p>
      <text:p text:style-name="Standard"/>
      <text:p text:style-name="Standard">(5/11)*(6/10)=3/11</text:p>
      <text:p text:style-name="Standard"/>
      <text:p text:style-name="Standard">Em seguida, vamos determinar a probabilidade de sair primeiro uma preta e depois uma branca:</text:p>
      <text:p text:style-name="Standard"/>
      <text:p text:style-name="Standard">(6/11)*(5/10)=3/11</text:p>
      <text:p text:style-name="Standard"/>
      <text:p text:style-name="Standard">Logo, o resultado desejado é 3/11+3/11=6/11.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>2) Um restaurante popular apresenta apenas dois tipos de refeições: salada completa ou um prato à base de carne. Considere que 20% dos clientes do sexo masculino preferem a salada, 30% das mulheres escolhem carne, 75% dos clientes são homens. Calcule a probabilidade de um cliente preferir salada ou ser do sexo feminino.</text:p>
      <text:p text:style-name="Standard"/>
      <text:p text:style-name="Standard"/>
      <text:p text:style-name="P5"/>
      <text:p text:style-name="Standard">Solução: Seja S o evento preferir salada e F o evento ser do sexo feminino. Queremos determinar P(S união F).</text:p>
      <text:p text:style-name="Standard"/>
      <text:p text:style-name="Standard"/>
      <text:p text:style-name="Standard">P(S união F) = P(S) + P(F) - P(S inter F)</text:p>
      <text:p text:style-name="Standard"/>
      <text:p text:style-name="Standard">P(S|F^c ) = 0,2</text:p>
      <text:p text:style-name="Standard">P(S^c|F) = 0,3</text:p>
      <text:p text:style-name="Standard">P(F^c) = 0,75</text:p>
      <text:p text:style-name="Standard"/>
      <text:p text:style-name="Standard">P(F)=1-P(F^c)=0,25</text:p>
      <text:p text:style-name="Standard"/>
      <text:p text:style-name="Standard">P(S inter F) = P(F)*P(S|F) = 0,25 * (1-0,3) = 0,25*0,7 = 0,175</text:p>
      <text:p text:style-name="Standard"/>
      <text:p text:style-name="Standard">P(S) = P(S inter F) + P(S inter F^c) = 0,175 + P(F^c) * P(S|F^c) = 0,175 + 0,75 * 0,2 = 0,325</text:p>
      <text:p text:style-name="Standard"/>
      <text:p text:style-name="Standard">P(S união F) = 0,325 + 0,25 – 0,175 = 0,4</text:p>
      <text:p text:style-name="Standard"/>
      <text:p text:style-name="Standard">Alternativamente:</text:p>
      <text:p text:style-name="Standard"/>
      <text:p text:style-name="Standard">P(S união F) = P(S inter F^c) + P(F)</text:p>
      <text:p text:style-name="Standard">P(S união F) = P(S|F^c) * P(F^c) + P(F)</text:p>
      <text:p text:style-name="Standard">= P(S|F^c) * (1-P(F)) + P(F)</text:p>
      <text:p text:style-name="Standard">= P(F) *(1-P(S|F^c)) + P(S|F^c)</text:p>
      <text:p text:style-name="Standard">= 0,25*(1-0,2) + 0,2 = 0,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>3) Um dado é viciado, de tal forma que a<text:s/>probabilidade de sair um certo ponto é proporcional ao seu valor</text:p>
      <text:p text:style-name="Standard">(por exemplo, o ponto 6 é três vezes mais provável de sair do que o ponto 2). Calcular:</text:p>
      <text:p text:style-name="Standard"/>
      <text:p text:style-name="Standard">a) a probabilidade de sair 5, sabendo-se que o ponto que saiu é ímpar;</text:p>
      <text:p text:style-name="Standard">b) a probabilidade de tirar um<text:s/>número par, sabendo-se que saiu um número maior que 3.</text:p>
      <text:p text:style-name="Standard"/>
      <text:p text:style-name="Standard"/>
      <text:list text:style-name="LFO1" text:continue-numbering="true">
        <text:list-item>
          <text:p text:style-name="P7"/>
        </text:list-item>
      </text:list>
      <text:p text:style-name="Standard">Solução:</text:p>
      <text:p text:style-name="Standard"/>
      <text:p text:style-name="Standard"/>
      <text:p text:style-name="Standard">a)</text:p>
      <text:p text:style-name="Standard">P(5)=5P(1)</text:p>
      <text:p text:style-name="Standard">P(3)=3P(1)</text:p>
      <text:p text:style-name="Standard"/>
      <text:p text:style-name="Standard">P(1|I)=(P(1)/P(I)) = x</text:p>
      <text:p text:style-name="Standard">P(3|I)=(P(3)/P(I)) = (3P(1)/P(I)) = 3x</text:p>
      <text:p text:style-name="Standard">P(5|I)=(P(5)/P(I)) = (5P(1)/P(I)) =5x</text:p>
      <text:p text:style-name="Standard"/>
      <text:p text:style-name="Standard">P(I|I)=1=P(1|I)+P(3|I)+P(5|I)=x+3x+5x → 9x=1 → x=1/9 → P(5|I)= 5/9</text:p>
      <text:p text:style-name="Standard"/>
      <text:p text:style-name="Standard">Alternativamente, poderíamos primeiro calcular as probabilidades incondicionais:</text:p>
      <text:p text:style-name="Standard"/>
      <text:p text:style-name="Standard">P(Omega) = 1 = P(1)+P(2)+...+P(6) = y +2y+3y+4y+5y+6y → 21y=1 → y=1/21</text:p>
      <text:p text:style-name="Standard"/>
      <text:p text:style-name="Standard">P(5|I) = P(5) / P(I) = <text:s/>(5/21) / (9/21) = 5/9</text:p>
      <text:p text:style-name="Standard"/>
      <text:p text:style-name="Standard">b) P(Par|&gt;3) = P(Par e &gt;3) / P(&gt;3) =<text:s/>(P(4)+P(6)) / (P(4) + P(5) + P(6)) = (10/21) / (15/21) = 2/3.</text:p>
      <text:p text:style-name="Standard"/>
      <text:p text:style-name="Standard"/>
      <text:p text:style-name="P8"/>
      <text:p text:style-name="Standard">4) Suponha que a prevalência do câncer de próstata na comunidade seja de 10%. Suponha ainda que um teste para detecção desta doença tenha sensibilidade (probabilidade de um indivíduo doente ter um resultado positivo no exame) de 25% e especificidade de 95% (probabilidade de um indivíduo sadio ter um resultado negativo no exame). Determine:</text:p>
      <text:p text:style-name="Standard"/>
      <text:p text:style-name="Standard">a) A probabilidade de um indivíduo com resultado positivo estar realmente com câncer de próstata.</text:p>
      <text:p text:style-name="Standard">b) A probabilidade de um indivíduo com resultado negativo estar realmente sem câncer de próstata.</text:p>
      <text:p text:style-name="Standard"/>
      <text:p text:style-name="Standard"/>
      <text:p text:style-name="Standard"/>
      <text:p text:style-name="Standard"/>
      <text:p text:style-name="P9"/>
      <text:p text:style-name="Standard">Solução: Seja D o evento o indivíduo tem câncer de próstata e TP o teste dá positivo.</text:p>
      <text:p text:style-name="Standard"/>
      <text:p text:style-name="Standard">Dados:</text:p>
      <text:p text:style-name="Standard">P(D)=0,1</text:p>
      <text:p text:style-name="Standard">P(TP|D)=0,25</text:p>
      <text:p text:style-name="Standard">P(TP^c |D^c)=0,95</text:p>
      <text:p text:style-name="Standard"/>
      <text:p text:style-name="Standard">a) P(D|TP) = P(D inter TP)<text:s/>/ P(TP)</text:p>
      <text:p text:style-name="Standard"/>
      <text:p text:style-name="Standard">P(D inter TP) = P(TP|D) P(D) = 0,025</text:p>
      <text:p text:style-name="Standard">P(TP) = P(D inter TP) + P(D^c inter TP) = 0,025 + P(TP|D^c) P(D^c) = 0,025 + 0,05*0,9 = 0,07</text:p>
      <text:p text:style-name="Standard"/>
      <text:p text:style-name="Standard">P(D|TP) = 0,025/0,07 = 0,357 = 35,7%</text:p>
      <text:p text:style-name="Standard"/>
      <text:p text:style-name="Standard">b) P(D^c |TP^c) = P(D^c inter TP^c) / P(TP^c)</text:p>
      <text:p text:style-name="Standard"/>
      <text:p text:style-name="Standard">P(TP^c) = 0,93</text:p>
      <text:p text:style-name="Standard">P(D^c inter<text:s/>TP^c) = P(TP^c | D^c)P(D^c) = <text:s/>0,95 * 0,9 = 0,855</text:p>
      <text:p text:style-name="Standard"/>
      <text:p text:style-name="Standard">P(D^c |TP^c) = 0,855/0,93 = 0,919 = 91,9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>5) Determinado veículo pode ter problemas mecânicos ou elétricos. Se ele tiver problemas mecânicos, não para, mas se tiver problema<text:s/>elétrico tem de parar imediatamente. A chance de esse veículo ter problemas mecânicos é de 0,2. Já a chance do mesmo veículo ter problemas elétricos é de 0,15 se não houve problema mecânico precedente, e de 0,25 se houve problema mecânico precedente. Calcule:</text:p>
      <text:p text:style-name="Standard">a) Qual é a probabilidade de o veículo parar em determinado dia?</text:p>
      <text:p text:style-name="Standard">b) Se o veículo parou em certo dia, qual a chance de que tenha havido defeito mecânico?</text:p>
      <text:p text:style-name="Standard">c) Qual é a probabilidade de que tenha havido defeito mecânico em determinado dia se o veículo não<text:s/>parou nesse dia?</text:p>
      <text:p text:style-name="Standard"/>
      <text:p text:style-name="Standard"/>
      <text:p text:style-name="Standard"/>
      <text:p text:style-name="P11"/>
      <text:p text:style-name="Standard">Solução: M → O evento o veículo apresenta problemas mecânicos.</text:p>
      <text:p text:style-name="Standard">E → O evento o veículo apresenta problemas elétricos e, portanto, para.</text:p>
      <text:p text:style-name="Standard"/>
      <text:p text:style-name="Standard">P(M)=0,2</text:p>
      <text:p text:style-name="Standard">P(E|M^c)=0,15</text:p>
      <text:p text:style-name="Standard">P(E|M)=0,25</text:p>
      <text:p text:style-name="Standard"/>
      <text:p text:style-name="Standard">a) P(E) = P(E inter M) + P(E inter M^c) = <text:s/>P(E|M)*P(M) + P(E|M^c)*P(M^c)</text:p>
      <text:p text:style-name="Standard">= 0,25*0,2 + 0,15*0,8 = 0,05 + 0,12 = 0,17</text:p>
      <text:p text:style-name="Standard"/>
      <text:p text:style-name="Standard">b) P(M|E) = P(M inter E) / P(E) = 0,05/0,17 = 5/17</text:p>
      <text:p text:style-name="Standard"/>
      <text:p text:style-name="Standard">c) P(M|E^c) = P(M inter E^c) / P(E^c) = (P(E^c|M) * P(M) ) / P(E^c) = (0,75*0,2)/(1-0,17) = 0,15/0,83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Poppins, sans-serif" svg:font-family="Poppi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androLenovo</meta:initial-creator>
    <dc:creator>Leandro Rêgo</dc:creator>
    <meta:creation-date>2021-11-05T12:06:00Z</meta:creation-date>
    <dc:date>2021-11-10T17:23:00Z</dc:date>
    <meta:template xlink:href="Normal" xlink:type="simple"/>
    <meta:editing-cycles>4</meta:editing-cycles>
    <meta:editing-duration>PT37800S</meta:editing-duration>
    <meta:document-statistic meta:page-count="10" meta:paragraph-count="8" meta:word-count="695" meta:character-count="4441" meta:row-count="31" meta:non-whitespace-character-count="3754"/>
  </office:meta>
</office:document-meta>
</file>